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Stundenplanung M151</text:p>
          </table:table-cell>
          <table:table-cell table:number-columns-repeated="2"/>
        </table:table-row>
        <table:table-row table:style-name="ro1"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IN18-22c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ektion</text:p>
          </table:table-cell>
          <table:table-cell office:value-type="string" calcext:value-type="string">
            <text:p>Thema</text:p>
          </table:table-cell>
        </table:table-row>
        <table:table-row table:style-name="ro1">
          <table:table-cell office:value-type="date" office:date-value="2021-08-18" calcext:value-type="date">
            <text:p>18.08.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1-08-25" calcext:value-type="date">
            <text:p>25.08.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1-09-01" calcext:value-type="date">
            <text:p>01.09.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1-09-08" calcext:value-type="date">
            <text:p>08.09.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1-09-15" calcext:value-type="date">
            <text:p>15.09.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1-09-22" calcext:value-type="date">
            <text:p>22.09.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1-09-29" calcext:value-type="date">
            <text:p>29.09.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1-10-06" calcext:value-type="date">
            <text:p>06.10.2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rbstferi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.10.-24.10.2021</text:p>
          </table:table-cell>
        </table:table-row>
        <table:table-row table:style-name="ro1">
          <table:table-cell office:value-type="date" office:date-value="2021-10-27" calcext:value-type="date">
            <text:p>27.10.2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03" calcext:value-type="date">
            <text:p>03.11.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1-11-10" calcext:value-type="date">
            <text:p>10.11.2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1-11-17" calcext:value-type="date">
            <text:p>17.11.2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1-11-24" calcext:value-type="date">
            <text:p>24.11.2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1-12-01" calcext:value-type="date">
            <text:p>01.12.2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1-12-08" calcext:value-type="date">
            <text:p>08.12.2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1-12-15" calcext:value-type="date">
            <text:p>15.12.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ihnachtsferi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.12.2021-02.01.2022</text:p>
          </table:table-cell>
        </table:table-row>
        <table:table-row table:style-name="ro1">
          <table:table-cell office:value-type="date" office:date-value="2022-01-05" calcext:value-type="date">
            <text:p>05.01.2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date" office:date-value="2022-01-12" calcext:value-type="date">
            <text:p>12.01.2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2-01-19" calcext:value-type="date">
            <text:p>19.01.2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date" office:date-value="2022-01-26" calcext:value-type="date">
            <text:p>26.01.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19T08:21:09.938532399</meta:creation-date>
    <dc:date>2021-04-19T08:57:51.133586884</dc:date>
    <meta:editing-duration>PT36M42S</meta:editing-duration>
    <meta:editing-cycles>3</meta:editing-cycles>
    <meta:generator>LibreOffice/7.1.2.2$MacOSX_X86_64 LibreOffice_project/8a45595d069ef5570103caea1b71cc9d82b2aae4</meta:generator>
    <meta:document-statistic meta:table-count="1" meta:cell-count="50" meta:object-count="0"/>
  </office:meta>
</office:document-meta>
</file>